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90c" officeooo:paragraph-rsid="001e790c"/>
    </style:style>
    <style:style style:name="P2" style:family="paragraph" style:parent-style-name="Standard">
      <style:text-properties officeooo:rsid="001eb6cf" officeooo:paragraph-rsid="001eb6cf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790c" officeooo:paragraph-rsid="001e790c" style:font-size-asian="16pt" style:font-weight-asian="bold" style:font-size-complex="16pt" style:font-weight-complex="bold"/>
    </style:style>
    <style:style style:name="T1" style:family="text">
      <style:text-properties officeooo:rsid="001eb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Compilation – Notes pour le rapport</text:p>
      <text:p text:style-name="P1"/>
      <text:p text:style-name="P1">001. Modification du fichier miniC.y : <text:span text:style-name="T1">modification de la règle pour « liste-expressions » et pour « liste_parms » pour accepter tous les cas corrects.</text:span></text:p>
      <text:p text:style-name="P1"/>
      <text:p text:style-name="P2">00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5:10:41.698270037</meta:creation-date>
    <dc:date>2021-03-16T15:36:52.203878551</dc:date>
    <meta:editing-duration>PT16M</meta:editing-duration>
    <meta:editing-cycles>1</meta:editing-cycles>
    <meta:document-statistic meta:table-count="0" meta:image-count="0" meta:object-count="0" meta:page-count="1" meta:paragraph-count="3" meta:word-count="32" meta:character-count="198" meta:non-whitespace-character-count="167"/>
    <meta:generator>LibreOffice/5.1.6.2$Linux_X86_64 LibreOffice_project/10m0$Build-2</meta:generator>
  </office:meta>
</office:document-meta>
</file>